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0.000000000026152697919569" calcext:value-type="float">
            <text:p>2.6152697919569E-11</text:p>
          </table:table-cell>
          <table:table-cell office:value-type="float" office:value="0.000000533123330944577" calcext:value-type="float">
            <text:p>5.33123330944577E-07</text:p>
          </table:table-cell>
          <table:table-cell office:value-type="float" office:value="0.00000000723508102781011" calcext:value-type="float">
            <text:p>7.23508102781011E-0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00000000026152697919569" calcext:value-type="float">
            <text:p>2.6152697919569E-11</text:p>
          </table:table-cell>
          <table:table-cell office:value-type="float" office:value="-1" calcext:value-type="float">
            <text:p>-1</text:p>
          </table:table-cell>
          <table:table-cell office:value-type="float" office:value="0.00257735299092174" calcext:value-type="float">
            <text:p>0.002577352990922</text:p>
          </table:table-cell>
          <table:table-cell office:value-type="float" office:value="0.273857837839869" calcext:value-type="float">
            <text:p>0.27385783783986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00000533123330944577" calcext:value-type="float">
            <text:p>5.33123330944577E-07</text:p>
          </table:table-cell>
          <table:table-cell table:style-name="ce3" office:value-type="float" office:value="0.00257735299092174" calcext:value-type="float">
            <text:p>0.002577352990922</text:p>
          </table:table-cell>
          <table:table-cell office:value-type="float" office:value="-1" calcext:value-type="float">
            <text:p>-1</text:p>
          </table:table-cell>
          <table:table-cell office:value-type="float" office:value="0.0709795378561294" calcext:value-type="float">
            <text:p>0.070979537856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000000723508102781011" calcext:value-type="float">
            <text:p>7.23508102781011E-09</text:p>
          </table:table-cell>
          <table:table-cell office:value-type="float" office:value="0.273857837839869" calcext:value-type="float">
            <text:p>0.273857837839869</text:p>
          </table:table-cell>
          <table:table-cell office:value-type="float" office:value="0.0709795378561294" calcext:value-type="float">
            <text:p>0.07097953785613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08:56:46.431212874</dc:date>
    <meta:editing-duration>PT48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